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200000072941C021475B2DD68.png" manifest:media-type="image/png"/>
  <manifest:file-entry manifest:full-path="Pictures/10000DC900000BCC00000BCC7BE6188A062434BE.svg" manifest:media-type="image/svg+xml"/>
  <manifest:file-entry manifest:full-path="Pictures/100002010000016F000001A85F4B4C5E6C8D7CE9.png" manifest:media-type="image/png"/>
  <manifest:file-entry manifest:full-path="Pictures/100003C300000BCC00000BCCCC51AE0330201439.svg" manifest:media-type="image/svg+xml"/>
  <manifest:file-entry manifest:full-path="Pictures/10000C2500000BCC00000BCC3F036AB5048AA34B.svg" manifest:media-type="image/svg+xml"/>
  <manifest:file-entry manifest:full-path="Pictures/100002010000007200000072E39AA1B020C62B39.png" manifest:media-type="image/png"/>
  <manifest:file-entry manifest:full-path="Pictures/1000020100000072000000727B61BDD8468519ED.png" manifest:media-type="image/png"/>
  <manifest:file-entry manifest:full-path="Pictures/1000042100000BCC00000BCCB132F1B118EFDC5A.svg" manifest:media-type="image/svg+xml"/>
  <manifest:file-entry manifest:full-path="Pictures/1000020100000072000000727E8CDC2E038A15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3.019cm" svg:height="3.019cm" svg:x="1.814cm" svg:y="4.324cm">
          <draw:image xlink:href="Pictures/100003C300000BCC00000BCCCC51AE0330201439.svg" xlink:type="simple" xlink:show="embed" xlink:actuate="onLoad">
            <text:p/>
          </draw:image>
          <draw:image xlink:href="Pictures/100002010000007200000072E39AA1B020C62B39.png" xlink:type="simple" xlink:show="embed" xlink:actuate="onLoad"/>
        </draw:frame>
        <draw:frame draw:style-name="gr1" draw:text-style-name="P1" draw:layer="layout" svg:width="3.019cm" svg:height="3.019cm" svg:x="6.156cm" svg:y="4.324cm">
          <draw:image xlink:href="Pictures/1000042100000BCC00000BCCB132F1B118EFDC5A.svg" xlink:type="simple" xlink:show="embed" xlink:actuate="onLoad">
            <text:p/>
          </draw:image>
          <draw:image xlink:href="Pictures/1000020100000072000000727E8CDC2E038A1520.png" xlink:type="simple" xlink:show="embed" xlink:actuate="onLoad"/>
        </draw:frame>
        <draw:frame draw:style-name="gr1" draw:text-style-name="P1" draw:layer="layout" svg:width="3.019cm" svg:height="3.019cm" svg:x="10.381cm" svg:y="4.5cm">
          <draw:image xlink:href="Pictures/10000C2500000BCC00000BCC3F036AB5048AA34B.svg" xlink:type="simple" xlink:show="embed" xlink:actuate="onLoad">
            <text:p/>
          </draw:image>
          <draw:image xlink:href="Pictures/1000020100000072000000727B61BDD8468519ED.png" xlink:type="simple" xlink:show="embed" xlink:actuate="onLoad"/>
        </draw:frame>
        <draw:frame draw:style-name="gr1" draw:text-style-name="P1" draw:layer="layout" svg:width="3.019cm" svg:height="3.019cm" svg:x="14.781cm" svg:y="4.081cm">
          <draw:image xlink:href="Pictures/10000DC900000BCC00000BCC7BE6188A062434BE.svg" xlink:type="simple" xlink:show="embed" xlink:actuate="onLoad">
            <text:p/>
          </draw:image>
          <draw:image xlink:href="Pictures/100002010000007200000072941C021475B2DD68.png" xlink:type="simple" xlink:show="embed" xlink:actuate="onLoad"/>
        </draw:frame>
        <draw:frame draw:style-name="gr1" draw:text-style-name="P1" draw:layer="layout" svg:width="2.265cm" svg:height="2.617cm" svg:x="1.935cm" svg:y="8.383cm">
          <draw:image xlink:href="Pictures/100002010000016F000001A85F4B4C5E6C8D7C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20:14:56.003402355</meta:creation-date>
    <dc:date>2017-01-08T21:32:18.023944681</dc:date>
    <meta:editing-duration>PT56M59S</meta:editing-duration>
    <meta:editing-cycles>1</meta:editing-cycles>
    <meta:document-statistic meta:object-count="5"/>
    <meta:generator>LibreOffice/5.1.4.2$Linux_X86_64 LibreOffice_project/10m0$Build-2</meta:generator>
  </office:meta>
</office:document-meta>
</file>